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900000126C0EF114C7D1EBACA.png" manifest:media-type="image/png"/>
  <manifest:file-entry manifest:full-path="Pictures/100000000000022700000126142865DE4C9209DD.png" manifest:media-type="image/png"/>
  <manifest:file-entry manifest:full-path="Pictures/10000000000001E0000001486FE40A8C5E3AA883.png" manifest:media-type="image/png"/>
  <manifest:file-entry manifest:full-path="Pictures/100000000000020C0000012650F2278567619223.png" manifest:media-type="image/png"/>
  <manifest:file-entry manifest:full-path="Pictures/10000000000001A20000015718FD417298DFF663.png" manifest:media-type="image/png"/>
  <manifest:file-entry manifest:full-path="Pictures/10000000000001A20000015FC7DAB4AE846B90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578cm" svg:height="9.286cm" svg:x="0.526cm" svg:y="0.2cm">
          <draw:image xlink:href="Pictures/10000000000001A20000015FC7DAB4AE846B9070.png" xlink:type="simple" xlink:show="embed" xlink:actuate="onLoad" loext:mime-type="image/png">
            <text:p/>
          </draw:image>
        </draw:frame>
        <draw:frame draw:style-name="gr1" draw:text-style-name="P1" draw:layer="layout" svg:width="14.578cm" svg:height="9.074cm" svg:x="15.213cm" svg:y="0.312cm">
          <draw:image xlink:href="Pictures/10000000000001A20000015718FD417298DFF663.png" xlink:type="simple" xlink:show="embed" xlink:actuate="onLoad" loext:mime-type="image/png">
            <text:p/>
          </draw:image>
        </draw:frame>
        <draw:frame draw:style-name="gr2" draw:text-style-name="P2" draw:layer="layout" svg:width="1.846cm" svg:height="1.673cm" svg:x="0.261cm" svg:y="0.4cm">
          <draw:text-box>
            <text:p><text:span text:style-name="T1">(a)</text:span></text:p>
          </draw:text-box>
        </draw:frame>
        <draw:frame draw:style-name="gr2" draw:text-style-name="P2" draw:layer="layout" svg:width="1.846cm" svg:height="1.673cm" svg:x="15.16cm" svg:y="0.301cm">
          <draw:text-box>
            <text:p><text:span text:style-name="T1">(b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2.699cm" svg:height="8.677cm" svg:x="0.501cm" svg:y="0.6cm">
          <draw:image xlink:href="Pictures/10000000000001E0000001486FE40A8C5E3AA883.png" xlink:type="simple" xlink:show="embed" xlink:actuate="onLoad" loext:mime-type="image/png">
            <text:p/>
          </draw:image>
        </draw:frame>
        <draw:frame draw:style-name="gr1" draw:text-style-name="P1" draw:layer="layout" svg:width="14.578cm" svg:height="7.778cm" svg:x="15.222cm" svg:y="0.622cm">
          <draw:image xlink:href="Pictures/100000000000022700000126142865DE4C9209DD.png" xlink:type="simple" xlink:show="embed" xlink:actuate="onLoad" loext:mime-type="image/png">
            <text:p/>
          </draw:image>
        </draw:frame>
        <draw:frame draw:style-name="gr2" draw:text-style-name="P2" draw:layer="layout" svg:width="1.846cm" svg:height="1.673cm" svg:x="0.262cm" svg:y="0.4cm">
          <draw:text-box>
            <text:p><text:span text:style-name="T1">(a)</text:span></text:p>
          </draw:text-box>
        </draw:frame>
        <draw:frame draw:style-name="gr2" draw:text-style-name="P2" draw:layer="layout" svg:width="1.846cm" svg:height="1.673cm" svg:x="15.161cm" svg:y="0.301cm">
          <draw:text-box>
            <text:p><text:span text:style-name="T1">(b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4.207cm" svg:height="7.778cm" svg:x="0.393cm" svg:y="1cm">
          <draw:image xlink:href="Pictures/100000000000021900000126C0EF114C7D1EBACA.png" xlink:type="simple" xlink:show="embed" xlink:actuate="onLoad" loext:mime-type="image/png">
            <text:p/>
          </draw:image>
        </draw:frame>
        <draw:frame draw:style-name="gr2" draw:text-style-name="P2" draw:layer="layout" svg:width="1.846cm" svg:height="1.673cm" svg:x="0.263cm" svg:y="0.4cm">
          <draw:text-box>
            <text:p><text:span text:style-name="T1">(a)</text:span></text:p>
          </draw:text-box>
        </draw:frame>
        <draw:frame draw:style-name="gr2" draw:text-style-name="P2" draw:layer="layout" svg:width="1.846cm" svg:height="1.673cm" svg:x="15.162cm" svg:y="0.301cm">
          <draw:text-box>
            <text:p><text:span text:style-name="T1">(b)</text:span></text:p>
          </draw:text-box>
        </draw:frame>
        <draw:frame draw:style-name="gr4" draw:text-style-name="P4" draw:layer="layout" svg:width="13.863cm" svg:height="7.778cm" svg:x="15.937cm" svg:y="1.2cm">
          <draw:image xlink:href="Pictures/100000000000020C0000012650F227856761922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32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113cm" svg:x="1cm" svg:y="4.364cm"/>
      <draw:page-thumbnail draw:layer="backgroundobjects" svg:width="9.294cm" svg:height="3.113cm" svg:x="1cm" svg:y="12.412cm"/>
      <draw:page-thumbnail draw:layer="backgroundobjects" svg:width="9.294cm" svg:height="3.113cm" svg:x="1cm" svg:y="20.46cm"/>
      <draw:page-thumbnail draw:layer="backgroundobjects" svg:width="9.294cm" svg:height="3.113cm" svg:x="11.295cm" svg:y="4.364cm"/>
      <draw:page-thumbnail draw:layer="backgroundobjects" svg:width="9.294cm" svg:height="3.113cm" svg:x="11.295cm" svg:y="12.412cm"/>
      <draw:page-thumbnail draw:layer="backgroundobjects" svg:width="9.294cm" svg:height="3.113cm" svg:x="11.295cm" svg:y="20.46cm"/>
    </style:handout-master>
    <style:master-page style:name="Default" style:page-layout-name="PM1" draw:style-name="Mdp1">
      <draw:frame presentation:style-name="Default-title" draw:layer="backgroundobjects" svg:width="27.286cm" svg:height="1.696cm" svg:x="1.516cm" svg:y="0.405cm" presentation:class="title" presentation:placeholder="true">
        <draw:text-box/>
      </draw:frame>
      <draw:frame presentation:style-name="Default-outline1" draw:layer="backgroundobjects" svg:width="27.286cm" svg:height="5.892cm" svg:x="1.516cm" svg:y="2.377cm" presentation:class="outline" presentation:placeholder="true">
        <draw:text-box/>
      </draw:frame>
      <draw:frame presentation:style-name="Mpr1" draw:text-style-name="MP2" draw:layer="backgroundobjects" svg:width="7.063cm" svg:height="0.7cm" svg:x="1.516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611cm" svg:height="0.7cm" svg:x="10.364cm" svg:y="9.2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063cm" svg:height="0.7cm" svg:x="21.734cm" svg:y="9.2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1T14:49:28.627829147</meta:creation-date>
    <dc:date>2023-06-08T11:02:35.666617119</dc:date>
    <meta:editing-duration>PT15M32S</meta:editing-duration>
    <meta:editing-cycles>4</meta:editing-cycles>
    <meta:generator>LibreOffice/6.4.7.2$Linux_X86_64 LibreOffice_project/40$Build-2</meta:generator>
    <meta:document-statistic meta:object-count="39"/>
  </office:meta>
</office:document-meta>
</file>